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05-1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3-05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2-11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2-05-0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1-1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1-04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0-09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20-05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9-09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9-04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8-09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8-04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7-02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6-11-15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6-08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6-01-2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5-07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5-01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4-08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4-07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4-02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3-12-0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3-10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3-08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01091420401</text:p>
          </table:table-cell>
          <table:table-cell office:value-type="string" calcext:value-type="string">
            <text:p>Battle of Athens SP</text:p>
          </table:table-cell>
          <table:table-cell office:value-type="string" calcext:value-type="string">
            <text:p>2013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0" meta:object-count="0"/>
    <meta:user-defined meta:name="AppVersion">3.0</meta:user-defined>
  </office:meta>
</office:document-meta>
</file>